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3.96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Default" office:value-type="string" calcext:value-type="string">
            <text:p>Descrição</text:p>
          </table:table-cell>
          <table:table-cell office:value-type="string" calcext:value-type="string">
            <text:p>quantidad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ubos criogênicos com tampa – Tubo de criopreservação de células de prolipropileno com capacidade para 2,0 Ml. Tampa com rosca externa, anel de vedação, graduado e superfície fosca para anotação da amostra. Fundo do tubo que permita ficar em pé (self-standing). Resistente às temperaturas extremas. Embalagem com 500 unidades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aixa para microtubos – Caixa rack de proliproopileno com tampa dobradiça e trava de segurança para microtubos de 2,0 Ml. Capacidade: 100 microtubos ou tubos criogênicos de 2,0 ml.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rta Lâminas – Caixa Porta Lâminas em Polipropileno. Capacidade: 100 lâminas. Dimensões aproximadas: 225x180x35 mm. Unidade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Porta Lâminas tipo frasco – Estojo Porta Lâminas Tubet para 3 lâminas de microscopia com tampa rosqueável. Confeccionado em plástico. Unidade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esoura – Tesoura tipo Iris Golgran em aço inoxidável ponta fina e reta 12 cm. Unidade</text:p>
          </table:table-cell>
          <table:table-cell office:value-type="float" office:value="10" calcext:value-type="float">
            <text:p>10</text:p>
          </table:table-cell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Pinça ponta fina – Pinça histológica ponta fina com serrilha, em aço inoxidável 16 cm. Unidade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Pinça anatômica dissecção – Pinça em aço inoxidável, ponta serrilhada 16 cm. Unidade</text:p>
          </table:table-cell>
          <table:table-cell office:value-type="float" office:value="10" calcext:value-type="float">
            <text:p>1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Pinça grande dissecção – Pinça em aço inoxidável, ponta serrilhada 30 cm. Unidade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Agulha de Lucae – Material pontiagudo ponta reta em aço inoxidável. 18 cm. Unidad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Tubos Capilares Heparinizados – Tubo capilar (micro-hematócrito). Volume de aproximadamente 70µL, com 80 UI/mL de heparina sódica. Corpo moldado em vidro. Embalagem com 500 unidades.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otes para armazenamento em coleção – Pote confeccionado em PET transparente cilíndrico com rosca externa e tampa branca. Capacidade de 180 Ml. Caixa com 408 unidades.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otes para armazenamento em coleção – Pote confeccionado em PET transparente cilíndrico com rosca externa e tampa branca. Capacidade de 250 Ml. Caixa com 300 unidades.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otes para armazenamento em coleção – Pote confeccionado em PET transparente cilíndrico com rosca externa e tampa branca. Capacidade de 500 Ml. Caixa com 144 unidade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otes para armazenamento em coleção - Pote confeccionado em PET transparente cilíndrico com rosca externa e tampa branca. Capacidade de 700 Ml. Caixa com 105 unidade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otes para armazenamento em coleção – Pote confeccionado em PET transparente cilíndrico com rosca externa e tampa branca. Capacidade de 1030 Ml. Caixa com 90 unidades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Bandeja plástica branca – Bandeja plástica. Cor: Branco. Medidas aprox. (CxLxA): 45x28x7,5cm Capacidade aprox.: 7 litros. Unidade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Bandeja plástica branca – Bandeja plástica. Cor: Branco. Medidas aprox. (CxLxA): 55x33x10cm Capacidade aprox.: 13,7 litros. Unidade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11:15:18.4045484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0:42:44.214990842</meta:creation-date>
    <dc:date>2019-05-30T11:24:06.551003638</dc:date>
    <meta:editing-duration>PT17M55S</meta:editing-duration>
    <meta:editing-cycles>3</meta:editing-cycles>
    <meta:generator>LibreOffice/6.0.7.3$Linux_X86_64 LibreOffice_project/00m0$Build-3</meta:generator>
    <meta:document-statistic meta:table-count="1" meta:cell-count="54" meta:object-count="0"/>
  </office:meta>
</office:document-meta>
</file>